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 style:list-style-name="L2">
      <style:paragraph-properties fo:line-height="150%" fo:text-align="justify" style:justify-single-word="false"/>
      <style:text-properties officeooo:paragraph-rsid="001d6b63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text-properties fo:color="#000000"/>
    </style:style>
    <style:style style:name="P9" style:family="paragraph" style:parent-style-name="Standard"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4pt" officeooo:rsid="001d6b63" officeooo:paragraph-rsid="001d6b63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1d6b63" officeooo:paragraph-rsid="001d6b63" style:font-name-asian="Times New Roman" style:font-size-asian="14pt" style:font-name-complex="Times New Roman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fo:font-size="14pt" fo:font-weight="bold" officeooo:rsid="001d6f21" officeooo:paragraph-rsid="001d6f21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d6b63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d6b63" officeooo:paragraph-rsid="001d6b63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fo:font-size="14pt" fo:font-weight="bold" officeooo:rsid="001d6f21" officeooo:paragraph-rsid="001d6f2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d6b63" officeooo:paragraph-rsid="001d6b6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1d6b6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fo:font-size="14pt" fo:font-weight="normal" officeooo:rsid="001d6f21" officeooo:paragraph-rsid="001d6f21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Courier New1" fo:font-size="12pt" fo:font-weight="normal" officeooo:rsid="001d6f21" officeooo:paragraph-rsid="001d6f2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Courier New1" fo:font-size="12pt" fo:font-weight="normal" officeooo:rsid="001d6f21" officeooo:paragraph-rsid="001d6f2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ize="14pt" fo:font-weight="bold" officeooo:rsid="001d6f21" officeooo:paragraph-rsid="001d6f21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Times New Roman" fo:font-size="14pt" fo:font-weight="normal" officeooo:rsid="001d6f21" officeooo:paragraph-rsid="001d6f21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Times New Roman" fo:font-size="14pt" fo:font-weight="normal" officeooo:rsid="001d6f21" officeooo:paragraph-rsid="001d6f21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fo:font-size="14pt" officeooo:paragraph-rsid="001d6b63" style:font-size-asian="14pt" style:font-size-complex="14pt"/>
    </style:style>
    <style:style style:name="P32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ff0000" fo:font-size="14pt" style:font-size-asian="14pt" style:font-size-complex="14pt"/>
    </style:style>
    <style:style style:name="P3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fo:font-size="14pt" fo:font-weight="bold" style:font-size-asian="14pt" style:font-weight-asian="bold" style:font-size-complex="14pt" fo:background-color="#ffff00"/>
    </style:style>
    <style:style style:name="T3" style:family="text">
      <style:text-properties fo:text-transform="uppercase" style:font-size-complex="14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d6b63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color="#ff0000" fo:font-size="14pt" fo:font-weight="bold" officeooo:rsid="001cbf81" style:font-size-asian="14pt" style:font-weight-asian="bold" style:font-size-complex="14pt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color="#000000" fo:font-size="14pt" fo:font-weight="bold" officeooo:rsid="001cbf81" style:font-size-asian="14pt" style:font-weight-asian="bold" style:font-size-complex="14pt"/>
    </style:style>
    <style:style style:name="T11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000000" fo:font-size="14pt" fo:font-weight="normal" officeooo:rsid="001d6b63" style:font-size-asian="14pt" style:font-weight-asian="normal" style:font-size-complex="14pt" style:font-weight-complex="normal"/>
    </style:style>
    <style:style style:name="T13" style:family="text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fo:font-size="14pt" fo:font-style="normal" fo:font-weight="normal" officeooo:rsid="001d6b63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fo:font-size="14pt" fo:font-style="normal" fo:font-weight="normal" officeooo:rsid="001d6f2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style:font-name="Times New Roman" fo:font-size="14pt" fo:language="ru" fo:country="RU" fo:font-weight="bold" officeooo:rsid="001cbf81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7" style:family="text">
      <style:text-properties fo:font-variant="normal" fo:text-transform="none" fo:font-size="14pt" style:font-size-asian="14pt" style:font-size-complex="14pt"/>
    </style:style>
    <style:style style:name="T18" style:family="text">
      <style:text-properties fo:font-variant="normal" fo:text-transform="none" fo:color="#000000" fo:font-size="14pt" style:font-size-asian="14pt" style:font-size-complex="14pt"/>
    </style:style>
    <style:style style:name="T19" style:family="text">
      <style:text-properties officeooo:rsid="001d6b63"/>
    </style:style>
    <style:style style:name="T20" style:family="text">
      <style:text-properties style:font-name="Times New Roman" fo:language="ru" fo:country="RU" fo:font-weight="bold" officeooo:rsid="001d6b63" style:font-name-asian="Times New Roman" style:font-weight-asian="bold" style:font-name-complex="Times New Roman" style:language-complex="ar" style:country-complex="S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3"><text:span text:style-name="T7">Кафедра </text:span><text:span text:style-name="T16">МО ЭВМ</text:span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34"><text:span text:style-name="Название_20_книги"><text:span text:style-name="T3">отчет</text:span></text:span></text:p>
      <text:p text:style-name="P3"><text:span text:style-name="T7">по лабораторной работе</text:span><text:span text:style-name="T8"> </text:span><text:span text:style-name="T10">№1</text:span></text:p>
      <text:p text:style-name="P3"><text:span text:style-name="T7">по дисциплине </text:span><text:span text:style-name="T9">«Алгоритмы и структуры данных»</text:span></text:p>
      <text:p text:style-name="P3"><text:span text:style-name="Название_20_книги"><text:span text:style-name="T17">Те</text:span></text:span><text:span text:style-name="Название_20_книги"><text:span text:style-name="T18">ма: Программирование рекурсивных алгоритмов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<text:span text:style-name="T5">Студент гр. </text:span><text:span text:style-name="T6">9303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2">Куршев Е.О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12">Филатов Ар.Ю</text:p>
          </table:table-cell>
        </table:table-row>
      </table:table>
      <text:p text:style-name="P7"/>
      <text:p text:style-name="P7"/>
      <text:p text:style-name="P7">Санкт-Петербург</text:p>
      <text:p text:style-name="P11">2020</text:p>
      <text:p text:style-name="P13"><text:span text:style-name="T7">Цель работы.</text:span></text:p>
      <text:p text:style-name="P18">Создание рекурсивного алгоритма для анализа понятия «скобки»<text:span text:style-name="T19">.</text:span></text:p>
      <text:p text:style-name="P19"/>
      <text:p text:style-name="P20">Задание</text:p>
      <text:p text:style-name="P22">10. Построить синтаксический анализатор для определяемого далее понятия константное_выражение.</text:p>
      <text:p text:style-name="P22">константное_выражение::=ряд_цифр|</text:p>
      <text:p text:style-name="P22"><text:tab/>константное_выражение знак_операции константное_выражение</text:p>
      <text:p text:style-name="P22">знак_операции::=+|-|*</text:p>
      <text:p text:style-name="P22">ряд_цифр::=цифра|цифра ряд_цифр</text:p>
      <text:p text:style-name="P20"/>
      <text:p text:style-name="P16">Основные теоретические положения.</text:p>
      <text:p text:style-name="P25"><text:span text:style-name="T5">Рекурсивным</text:span><text:span text:style-name="T6"> </text:span><text:span text:style-name="T5">называется</text:span><text:span text:style-name="T6"> </text:span><text:span text:style-name="T5">объект,</text:span><text:span text:style-name="T6"> </text:span><text:span text:style-name="T5">содержащий</text:span><text:span text:style-name="T6"> </text:span><text:span text:style-name="T5">сам</text:span><text:span text:style-name="T6"> </text:span><text:span text:style-name="T5">себя</text:span><text:span text:style-name="T6"> </text:span><text:span text:style-name="T5">или</text:span><text:span text:style-name="T6"> </text:span><text:span text:style-name="T5">определенный</text:span><text:span text:style-name="T6"> </text:span><text:span text:style-name="T5">с помощью самого себя. Мощность рекурсии связана с тем,</text:span><text:span text:style-name="T6"> </text:span><text:span text:style-name="T5">что она позволяет определить бесконечное множество объектов с помощью</text:span><text:span text:style-name="T6"> </text:span><text:span text:style-name="T5">конечного высказывания. Точно так же бесконечные вычисления можно</text:span><text:span text:style-name="T6"> </text:span><text:span text:style-name="T5">описать с помощью конечной рекурсивной программы. Рекурсивные</text:span><text:span text:style-name="T6"> </text:span><text:span text:style-name="T5">алгоритмы лучше всего использовать, когда решаемая задача, вычисляемая</text:span><text:span text:style-name="T6"> </text:span><text:span text:style-name="T5">функция или обрабатываемая структура данных определены с помощью</text:span><text:span text:style-name="T6"> </text:span><text:span text:style-name="T5">рекурсии. Если процедура (функция) Р содержит явное обращение к самой</text:span><text:span text:style-name="T6"> </text:span><text:span text:style-name="T5">себе, она называется прямо рекурсивной. Если Р содержит обращение к</text:span><text:span text:style-name="T6"> </text:span><text:span text:style-name="T5">процедуре (функции) Q, которая содержит (прямо или косвенно) обращение</text:span><text:span text:style-name="T6"> </text:span><text:span text:style-name="T5">к Р, то Р называется косвенно рекурсивной. Многие известные функции</text:span><text:span text:style-name="T6"> </text:span><text:span text:style-name="T5">могут быть определены рекурсивно. Например факториал, который</text:span><text:span text:style-name="T6"> </text:span><text:span text:style-name="T5">присутствует практически во всех учебниках по программированию, а также</text:span><text:span text:style-name="T6"> </text:span><text:span text:style-name="T5">наибольший общий делитель, числа Фибоначчи, степенная функция и др.</text:span></text:p>
      <text:p text:style-name="P17"/>
      <text:p text:style-name="P31"><text:span text:style-name="T20">Выполнение работы</text:span></text:p>
      <text:p text:style-name="P23"><text:span text:style-name="T19">В ходе выполнения работы были реализованы следующие функции для работы анализатора:</text:span></text:p>
      <text:list xml:id="list3377569561" text:style-name="L2">
        <text:list-item>
          <text:p text:style-name="P4"><text:soft-page-break/><text:span text:style-name="T11">bool is_operation_sign(std::string &amp;str, std::ofstream &amp;file);</text:span><text:span text:style-name="T12"> <text:s/>- функция, проверяющая текущий символ на предмет того, является ли он одним из трёх знаков операции ("+", "-", "*").</text:span></text:p>
        </text:list-item>
        <text:list-item>
          <text:p text:style-name="P4"><text:span text:style-name="T11">bool is_row_of_numbers(std::string &amp;str, std::ofstream &amp;file);</text:span><text:span text:style-name="T12"> - функция, проверяющая кусок строки на предмет того, является ли это последовательность рядом цифр. </text:span></text:p>
        </text:list-item>
        <text:list-item>
          <text:p text:style-name="P4"><text:span text:style-name="T11">bool analyzer(std::string &amp;str, std::ofstream &amp;file);</text:span><text:span text:style-name="T12"> - стартовая точка программы. В ней происходит проверка первого символа, который обязательно должен быть цифрой.</text:span></text:p>
        </text:list-item>
        <text:list-item>
          <text:p text:style-name="P4"><text:span text:style-name="T11">void Errors(int error, std::string &amp;str, std::ofstream &amp;file);</text:span><text:span text:style-name="T12"> - функция вывода на экран ошибок во входных строках.</text:span></text:p>
        </text:list-item>
      </text:list>
      <text:p text:style-name="P16">Выводы.</text:p>
      <text:p text:style-name="P15"><text:span text:style-name="T13">Была реализована программа, включающая в себя рекурсивн</text:span><text:span text:style-name="T14">ые </text:span><text:span text:style-name="T13">функци</text:span><text:span text:style-name="T14">и</text:span><text:span text:style-name="T13"> is_operation_sign</text:span><text:span text:style-name="T14"> и </text:span><text:span text:style-name="T13">is_row_of_numbers для синтаксического анализа выражения «</text:span><text:span text:style-name="T14">константное выражение</text:span><text:span text:style-name="T13">»</text:span><text:span text:style-name="T14">. </text:span><text:span text:style-name="T13">Также</text:span><text:span text:style-name="T14"> </text:span><text:span text:style-name="T13">было</text:span><text:span text:style-name="T14"> </text:span><text:span text:style-name="T13">проведено</text:span><text:span text:style-name="T14"> </text:span><text:span text:style-name="T13">тестирование</text:span><text:span text:style-name="T14"> </text:span><text:span text:style-name="T13">программы.</text:span><text:span text:style-name="T14"> </text:span><text:span text:style-name="T13">Были</text:span><text:span text:style-name="T14"> </text:span><text:span text:style-name="T13">удовлетворены следующие требования: информация на вход подается из</text:span><text:span text:style-name="T14"> </text:span><text:span text:style-name="T13">файла, выводятся</text:span><text:span text:style-name="T15"> текущие сведения программы, также происходит запись всех сведений, полученных в ходе выполнения программы, в файл с названием "Output.txt".</text:span></text:p>
      <text:p text:style-name="P33"/>
      <text:p text:style-name="P14">ПРИЛОЖЕНИЕ А</text:p>
      <text:p text:style-name="P21">ИСХОДНЫЙ КОД ПРОГРАММЫ</text:p>
      <text:p text:style-name="P24">Название файла: main.cpp</text:p>
      <text:p text:style-name="P26">#include &lt;iostream&gt;</text:p>
      <text:p text:style-name="P26">#include &lt;fstream&gt;</text:p>
      <text:p text:style-name="P26"/>
      <text:p text:style-name="P26">static int current_index = 0;</text:p>
      <text:p text:style-name="P26"/>
      <text:p text:style-name="P26">bool is_operation_sign(std::string &amp;str, std::ofstream &amp;file);</text:p>
      <text:p text:style-name="P26">bool is_row_of_numbers(std::string &amp;str, std::ofstream &amp;file);</text:p>
      <text:p text:style-name="P26">bool analyzer(std::string &amp;str, std::ofstream &amp;file);</text:p>
      <text:p text:style-name="P26">void Errors(int error, std::string &amp;str, std::ofstream &amp;file);</text:p>
      <text:p text:style-name="P26"/>
      <text:p text:style-name="P26">int main(){</text:p>
      <text:p text:style-name="P26"><text:s text:c="4"/>std::string file_name, parsed_string;</text:p>
      <text:p text:style-name="P26"><text:s text:c="4"/>std::cin &gt;&gt; file_name;</text:p>
      <text:p text:style-name="P26"><text:s text:c="4"/>std::fstream input_file(file_name);</text:p>
      <text:p text:style-name="P26"><text:s text:c="4"/>std::ofstream out;</text:p>
      <text:p text:style-name="P26"><text:s text:c="4"/>out.open("Output.txt");</text:p>
      <text:p text:style-name="P26"/>
      <text:p text:style-name="P26"><text:s text:c="4"/>if (input_file.is_open())</text:p>
      <text:p text:style-name="P26"><text:s text:c="8"/>std::cout &lt;&lt; "Success! File open!" &lt;&lt; std::endl;</text:p>
      <text:p text:style-name="P26"><text:s text:c="4"/>else{</text:p>
      <text:p text:style-name="P26"><text:s text:c="8"/>std::cout &lt;&lt; "Error! Wrong name of input file!!" &lt;&lt; std::endl;</text:p>
      <text:p text:style-name="P26"><text:s text:c="8"/>return 0;</text:p>
      <text:p text:style-name="P26"><text:s text:c="4"/>}</text:p>
      <text:p text:style-name="P26"/>
      <text:p text:style-name="P26"><text:s text:c="4"/>while(getline(input_file, parsed_string)){</text:p>
      <text:p text:style-name="P26"><text:s text:c="8"/>current_index = 0;</text:p>
      <text:p text:style-name="P26"><text:s text:c="8"/>out &lt;&lt; "\"" &lt;&lt; parsed_string &lt;&lt; "\":\n";</text:p>
      <text:p text:style-name="P26"><text:s text:c="8"/>std::cout &lt;&lt; "\"" &lt;&lt; parsed_string &lt;&lt; "\":\n";</text:p>
      <text:p text:style-name="P26"><text:s text:c="8"/>if (analyzer(parsed_string, out)){</text:p>
      <text:p text:style-name="P26"><text:s text:c="12"/>out &lt;&lt; "Wow! Expression \"" &lt;&lt; parsed_string &lt;&lt; "\" is a constant expression!\n\n";</text:p>
      <text:p text:style-name="P26"><text:soft-page-break/><text:s text:c="12"/>std::cout &lt;&lt; "Wow! Expression \"" &lt;&lt; parsed_string &lt;&lt; "\" is a constant expression!\n\n";</text:p>
      <text:p text:style-name="P26"><text:s text:c="8"/>}</text:p>
      <text:p text:style-name="P26"><text:s text:c="4"/>}</text:p>
      <text:p text:style-name="P26"><text:s text:c="4"/>out.close();</text:p>
      <text:p text:style-name="P26"><text:s text:c="4"/>return 0;</text:p>
      <text:p text:style-name="P26">}</text:p>
      <text:p text:style-name="P26"/>
      <text:p text:style-name="P26">bool analyzer(std::string &amp;str, std::ofstream &amp;file){</text:p>
      <text:p text:style-name="P26"><text:s text:c="4"/>if(!isdigit(str[0])){</text:p>
      <text:p text:style-name="P26"><text:s text:c="8"/>Errors(3, str, file);</text:p>
      <text:p text:style-name="P26"><text:s text:c="8"/>return false;</text:p>
      <text:p text:style-name="P26"><text:s text:c="4"/>}</text:p>
      <text:p text:style-name="P26"><text:s text:c="4"/>else</text:p>
      <text:p text:style-name="P26"><text:s text:c="8"/>return is_row_of_numbers(str, file);</text:p>
      <text:p text:style-name="P26">}</text:p>
      <text:p text:style-name="P26"/>
      <text:p text:style-name="P26">bool is_operation_sign(std::string &amp;str, std::ofstream &amp;file){</text:p>
      <text:p text:style-name="P26"><text:s text:c="4"/>if ((str[current_index] == '*') || (str[current_index] == '+') || (str[current_index] == '-')) {</text:p>
      <text:p text:style-name="P26"><text:s text:c="8"/>std::cout &lt;&lt; "Current symbol: operation sign \"" &lt;&lt; str[current_index] &lt;&lt; "\"\n";</text:p>
      <text:p text:style-name="P26"><text:s text:c="8"/>file &lt;&lt; "Current symbol: operation sign \"" &lt;&lt; str[current_index] &lt;&lt; "\"\n";</text:p>
      <text:p text:style-name="P26"><text:s text:c="8"/>if((str[current_index - 1] == '*') || (str[current_index - 1] == '+') || (str[current_index - 1] == '-')){</text:p>
      <text:p text:style-name="P26"><text:s text:c="12"/>Errors(1, str, file);</text:p>
      <text:p text:style-name="P26"><text:s text:c="12"/>return false;</text:p>
      <text:p text:style-name="P26"><text:s text:c="8"/>}</text:p>
      <text:p text:style-name="P26"><text:s text:c="8"/>current_index += 1;</text:p>
      <text:p text:style-name="P26"><text:s text:c="8"/>if(current_index == str.length()){</text:p>
      <text:p text:style-name="P26"><text:s text:c="12"/>Errors(2, str, file);</text:p>
      <text:p text:style-name="P26"><text:s text:c="12"/>return false;</text:p>
      <text:p text:style-name="P26"><text:s text:c="8"/>}</text:p>
      <text:p text:style-name="P26"><text:soft-page-break/><text:s text:c="8"/>return is_row_of_numbers(str, file);</text:p>
      <text:p text:style-name="P26"><text:s text:c="4"/>}</text:p>
      <text:p text:style-name="P26"><text:s text:c="4"/>else{</text:p>
      <text:p text:style-name="P26"><text:s text:c="8"/>file &lt;&lt; "Current symbol: unknown symbol \"" &lt;&lt; str[current_index] &lt;&lt; "\"\n";</text:p>
      <text:p text:style-name="P26"><text:s text:c="8"/>std::cout &lt;&lt; "Current symbol: unknown symbol \"" &lt;&lt; str[current_index] &lt;&lt; "\"\n";</text:p>
      <text:p text:style-name="P26"><text:s text:c="8"/>Errors(3, str, file);</text:p>
      <text:p text:style-name="P26"><text:s text:c="8"/>return false;</text:p>
      <text:p text:style-name="P26"><text:s text:c="4"/>}</text:p>
      <text:p text:style-name="P26">}</text:p>
      <text:p text:style-name="P26"/>
      <text:p text:style-name="P26">bool is_row_of_numbers(std::string &amp;str, std::ofstream &amp;file){</text:p>
      <text:p text:style-name="P26"><text:s text:c="4"/>if(current_index == str.length())</text:p>
      <text:p text:style-name="P26"><text:s text:c="8"/>return true;</text:p>
      <text:p text:style-name="P26"><text:s text:c="4"/>if(isdigit(str[current_index])){</text:p>
      <text:p text:style-name="P26"><text:s text:c="8"/>file &lt;&lt; "Current symbol: numeral \"" &lt;&lt; str[current_index] &lt;&lt; "\"\n";</text:p>
      <text:p text:style-name="P26"><text:s text:c="8"/>std::cout &lt;&lt; "Current symbol: numeral \"" &lt;&lt; str[current_index] &lt;&lt; "\"\n";</text:p>
      <text:p text:style-name="P26"><text:s text:c="8"/>current_index += 1;</text:p>
      <text:p text:style-name="P26"><text:s text:c="8"/>return is_row_of_numbers(str, file);</text:p>
      <text:p text:style-name="P26"><text:s text:c="4"/>}</text:p>
      <text:p text:style-name="P26"><text:s text:c="4"/>else</text:p>
      <text:p text:style-name="P26"><text:s text:c="8"/>return is_operation_sign(str, file);</text:p>
      <text:p text:style-name="P26">}</text:p>
      <text:p text:style-name="P26"/>
      <text:p text:style-name="P26">void Errors(int error, std::string &amp;str, std::ofstream &amp;file){</text:p>
      <text:p text:style-name="P26"><text:s text:c="4"/>switch(error){</text:p>
      <text:p text:style-name="P26"><text:s text:c="8"/>case 1:</text:p>
      <text:p text:style-name="P26"><text:s text:c="12"/>file &lt;&lt; "Error! Two signs of operation in a row!\n\n";</text:p>
      <text:p text:style-name="P26"><text:s text:c="12"/>std::cout &lt;&lt; "Error! Two signs of operation in a row!\n\n";</text:p>
      <text:p text:style-name="P26"><text:s text:c="12"/>break;</text:p>
      <text:p text:style-name="P26"><text:soft-page-break/><text:s text:c="8"/>case 2:</text:p>
      <text:p text:style-name="P26"><text:s text:c="12"/>file &lt;&lt; "Error! The expression ends with an operation character!\n\n";</text:p>
      <text:p text:style-name="P26"><text:s text:c="12"/>std::cout &lt;&lt; "Error! The expression ends with an operation character!\n\n";</text:p>
      <text:p text:style-name="P26"><text:s text:c="12"/>break;</text:p>
      <text:p text:style-name="P26"><text:s text:c="8"/>default:</text:p>
      <text:p text:style-name="P26"><text:s text:c="12"/>file &lt;&lt; "Error! An unknown symbol has been encountered!\n\n";</text:p>
      <text:p text:style-name="P26"><text:s text:c="12"/>std::cout &lt;&lt; "Error! An unknown symbol has been encountered!\n\n";</text:p>
      <text:p text:style-name="P26"><text:s text:c="4"/>}</text:p>
      <text:p text:style-name="P26">}</text:p>
      <text:p text:style-name="P14">ПРИЛОЖЕНИЕ А</text:p>
      <text:p text:style-name="P28">ИСХОДНЫЙ КОД ПРОГРАММЫ</text:p>
      <text:p text:style-name="P29">Входной файл: input.txt</text:p>
      <text:p text:style-name="P27">AAAAAAAAAAAAAAAAAAAAAAAAAAAAAAAAAAAAAAAAAAAAAAAAAA</text:p>
      <text:p text:style-name="P27">BBBBBBBBB</text:p>
      <text:p text:style-name="P27">3+7*5-4</text:p>
      <text:p text:style-name="P27">333</text:p>
      <text:p text:style-name="P27">3+6+8-2843989*849023-5</text:p>
      <text:p text:style-name="P27">3+7*5-4</text:p>
      <text:p text:style-name="P27">8****************</text:p>
      <text:p text:style-name="P27">8+39*j-0320+12</text:p>
      <text:p text:style-name="P27">23456+</text:p>
      <text:p text:style-name="P27">12+++----12</text:p>
      <text:p text:style-name="P27">12--12+3289-22</text:p>
      <text:p text:style-name="P27">-12+34</text:p>
      <text:p text:style-name="P27">122*1+</text:p>
      <text:p text:style-name="P27"/>
      <text:p text:style-name="P30">Выходной файл: Output.txt</text:p>
      <text:p text:style-name="P26">"AAAAAAAAAAAAAAAAAAAAAAAAAAAAAAAAAAAAAAAAAAAAAAAAAA":</text:p>
      <text:p text:style-name="P26">Error! An unknown symbol has been encountered!</text:p>
      <text:p text:style-name="P26"/>
      <text:p text:style-name="P26">"BBBBBBBBB":</text:p>
      <text:p text:style-name="P26">Error! An unknown symbol has been encountered!</text:p>
      <text:p text:style-name="P26"/>
      <text:p text:style-name="P26">"3+7*5-4":</text:p>
      <text:p text:style-name="P26">Current symbol: numeral "3"</text:p>
      <text:p text:style-name="P26">Current symbol: operation sign "+"</text:p>
      <text:p text:style-name="P26">Current symbol: numeral "7"</text:p>
      <text:p text:style-name="P26">Current symbol: operation sign "*"</text:p>
      <text:p text:style-name="P26">Current symbol: numeral "5"</text:p>
      <text:p text:style-name="P26">Current symbol: operation sign "-"</text:p>
      <text:p text:style-name="P26">Current symbol: numeral "4"</text:p>
      <text:p text:style-name="P26">Wow! Expression "3+7*5-4" is a constant expression!</text:p>
      <text:p text:style-name="P26"/>
      <text:p text:style-name="P26"><text:soft-page-break/>"333":</text:p>
      <text:p text:style-name="P26">Current symbol: numeral "3"</text:p>
      <text:p text:style-name="P26">Current symbol: numeral "3"</text:p>
      <text:p text:style-name="P26">Current symbol: numeral "3"</text:p>
      <text:p text:style-name="P26">Wow! Expression "333" is a constant expression!</text:p>
      <text:p text:style-name="P26"/>
      <text:p text:style-name="P26">"3+6+8-2843989*849023-5":</text:p>
      <text:p text:style-name="P26">Current symbol: numeral "3"</text:p>
      <text:p text:style-name="P26">Current symbol: operation sign "+"</text:p>
      <text:p text:style-name="P26">Current symbol: numeral "6"</text:p>
      <text:p text:style-name="P26">Current symbol: operation sign "+"</text:p>
      <text:p text:style-name="P26">Current symbol: numeral "8"</text:p>
      <text:p text:style-name="P26">Current symbol: operation sign "-"</text:p>
      <text:p text:style-name="P26">Current symbol: numeral "2"</text:p>
      <text:p text:style-name="P26">Current symbol: numeral "8"</text:p>
      <text:p text:style-name="P26">Current symbol: numeral "4"</text:p>
      <text:p text:style-name="P26">Current symbol: numeral "3"</text:p>
      <text:p text:style-name="P26">Current symbol: numeral "9"</text:p>
      <text:p text:style-name="P26">Current symbol: numeral "8"</text:p>
      <text:p text:style-name="P26">Current symbol: numeral "9"</text:p>
      <text:p text:style-name="P26">Current symbol: operation sign "*"</text:p>
      <text:p text:style-name="P26">Current symbol: numeral "8"</text:p>
      <text:p text:style-name="P26">Current symbol: numeral "4"</text:p>
      <text:p text:style-name="P26">Current symbol: numeral "9"</text:p>
      <text:p text:style-name="P26">Current symbol: numeral "0"</text:p>
      <text:p text:style-name="P26">Current symbol: numeral "2"</text:p>
      <text:p text:style-name="P26">Current symbol: numeral "3"</text:p>
      <text:p text:style-name="P26">Current symbol: operation sign "-"</text:p>
      <text:p text:style-name="P26">Current symbol: numeral "5"</text:p>
      <text:p text:style-name="P26">Wow! Expression "3+6+8-2843989*849023-5" is a constant expression!</text:p>
      <text:p text:style-name="P26"/>
      <text:p text:style-name="P26">"3+7*5-4":</text:p>
      <text:p text:style-name="P26">Current symbol: numeral "3"</text:p>
      <text:p text:style-name="P26">Current symbol: operation sign "+"</text:p>
      <text:p text:style-name="P26"><text:soft-page-break/>Current symbol: numeral "7"</text:p>
      <text:p text:style-name="P26">Current symbol: operation sign "*"</text:p>
      <text:p text:style-name="P26">Current symbol: numeral "5"</text:p>
      <text:p text:style-name="P26">Current symbol: operation sign "-"</text:p>
      <text:p text:style-name="P26">Current symbol: numeral "4"</text:p>
      <text:p text:style-name="P26">Wow! Expression "3+7*5-4" is a constant expression!</text:p>
      <text:p text:style-name="P26"/>
      <text:p text:style-name="P26">"8****************":</text:p>
      <text:p text:style-name="P26">Current symbol: numeral "8"</text:p>
      <text:p text:style-name="P26">Current symbol: operation sign "*"</text:p>
      <text:p text:style-name="P26">Current symbol: operation sign "*"</text:p>
      <text:p text:style-name="P26">Error! Two signs of operation in a row!</text:p>
      <text:p text:style-name="P26"/>
      <text:p text:style-name="P26">"8+39*j-0320+12":</text:p>
      <text:p text:style-name="P26">Current symbol: numeral "8"</text:p>
      <text:p text:style-name="P26">Current symbol: operation sign "+"</text:p>
      <text:p text:style-name="P26">Current symbol: numeral "3"</text:p>
      <text:p text:style-name="P26">Current symbol: numeral "9"</text:p>
      <text:p text:style-name="P26">Current symbol: operation sign "*"</text:p>
      <text:p text:style-name="P26">Current symbol: unknown symbol "j"</text:p>
      <text:p text:style-name="P26">Error! An unknown symbol has been encountered!</text:p>
      <text:p text:style-name="P26"/>
      <text:p text:style-name="P26">"23456+":</text:p>
      <text:p text:style-name="P26">Current symbol: numeral "2"</text:p>
      <text:p text:style-name="P26">Current symbol: numeral "3"</text:p>
      <text:p text:style-name="P26">Current symbol: numeral "4"</text:p>
      <text:p text:style-name="P26">Current symbol: numeral "5"</text:p>
      <text:p text:style-name="P26">Current symbol: numeral "6"</text:p>
      <text:p text:style-name="P26">Current symbol: operation sign "+"</text:p>
      <text:p text:style-name="P26">Error! The expression ends with an operation character!</text:p>
      <text:p text:style-name="P26"/>
      <text:p text:style-name="P26">"12+++----12":</text:p>
      <text:p text:style-name="P26">Current symbol: numeral "1"</text:p>
      <text:p text:style-name="P26">Current symbol: numeral "2"</text:p>
      <text:p text:style-name="P26">Current symbol: operation sign "+"</text:p>
      <text:p text:style-name="P26"><text:soft-page-break/>Current symbol: operation sign "+"</text:p>
      <text:p text:style-name="P26">Error! Two signs of operation in a row!</text:p>
      <text:p text:style-name="P26"/>
      <text:p text:style-name="P26">"12--12+3289-22":</text:p>
      <text:p text:style-name="P26">Current symbol: numeral "1"</text:p>
      <text:p text:style-name="P26">Current symbol: numeral "2"</text:p>
      <text:p text:style-name="P26">Current symbol: operation sign "-"</text:p>
      <text:p text:style-name="P26">Current symbol: operation sign "-"</text:p>
      <text:p text:style-name="P26">Error! Two signs of operation in a row!</text:p>
      <text:p text:style-name="P26"/>
      <text:p text:style-name="P26">"-12+34":</text:p>
      <text:p text:style-name="P26">Error! An unknown symbol has been encountered!</text:p>
      <text:p text:style-name="P26"/>
      <text:p text:style-name="P26">"122*1+":</text:p>
      <text:p text:style-name="P26">Current symbol: numeral "1"</text:p>
      <text:p text:style-name="P26">Current symbol: numeral "2"</text:p>
      <text:p text:style-name="P26">Current symbol: numeral "2"</text:p>
      <text:p text:style-name="P26">Current symbol: operation sign "*"</text:p>
      <text:p text:style-name="P26">Current symbol: numeral "1"</text:p>
      <text:p text:style-name="P26">Current symbol: operation sign "+"</text:p>
      <text:p text:style-name="P26">Error! The expression ends with an operation character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10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meta:initial-creator>SAP</meta:initial-creator>
    <meta:creation-date>2015-11-10T19:52:00</meta:creation-date>
    <dc:date>2020-10-06T02:21:06.097482717</dc:date>
    <meta:print-date>2015-07-17T12:06:00</meta:print-date>
    <meta:editing-cycles>4</meta:editing-cycles>
    <meta:editing-duration>PT9M48S</meta:editing-duration>
    <meta:document-statistic meta:table-count="1" meta:image-count="0" meta:object-count="0" meta:page-count="11" meta:paragraph-count="237" meta:word-count="1143" meta:character-count="9241" meta:non-whitespace-character-count="7810"/>
    <meta:generator>LibreOffice/6.4.6.2$Linux_X86_64 LibreOffice_project/40$Build-2</meta:generator>
  </office:meta>
</office:document-meta>
</file>